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100" manifest:media-type=""/>
  <manifest:file-entry manifest:full-path="Configurations2/" manifest:media-type="application/vnd.sun.xml.ui.configuration"/>
  <manifest:file-entry manifest:full-path="Obj100" manifest:media-type="application/vnd.sun.star.oleobject"/>
  <manifest:file-entry manifest:full-path="meta.xml" manifest:media-type="text/xml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Regular" style:font-family-generic="roman"/>
  </office:font-face-decls>
  <office:automatic-styles>
    <style:style style:name="Table1" style:family="table">
      <style:table-properties style:width="16.002cm" table:align="margins" style:writing-mode="lr-tb"/>
    </style:style>
    <style:style style:name="Table1.A" style:family="table-column">
      <style:table-column-properties style:column-width="8.001cm" style:rel-column-width="32767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6.002cm" table:align="margins" style:writing-mode="lr-tb"/>
    </style:style>
    <style:style style:name="Table2.A" style:family="table-column">
      <style:table-column-properties style:column-width="8.001cm" style:rel-column-width="32767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 style:master-page-name="Standard">
      <style:paragraph-properties fo:text-align="center" style:justify-single-word="false" style:page-number="1"/>
    </style:style>
    <style:style style:name="P2" style:family="paragraph">
      <style:paragraph-properties fo:text-align="start"/>
      <style:text-properties style:text-line-through-style="none" style:text-line-through-type="none" style:font-name="Times New Roman3" fo:font-size="20pt" fo:font-style="normal" style:text-underline-style="none" fo:font-weight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justify" style:justify-single-word="false" fo:text-indent="0.751cm" style:auto-text-indent="false"/>
      <style:text-properties officeooo:paragraph-rsid="0011e26d"/>
    </style:style>
    <style:style style:name="P5" style:family="paragraph">
      <style:paragraph-properties fo:text-align="start"/>
      <style:text-properties style:text-line-through-style="none" style:text-line-through-type="none" style:font-name="Times New Roman3" fo:font-size="12pt" fo:font-style="normal" style:text-underline-style="none" fo:font-weight="normal"/>
    </style:style>
    <style:style style:name="P6" style:family="paragraph" style:parent-style-name="Standard">
      <style:paragraph-properties fo:text-align="justify" style:justify-single-word="false" fo:text-indent="0.751cm" style:auto-text-indent="false"/>
    </style:style>
    <style:style style:name="P7" style:family="paragraph" style:parent-style-name="Standard">
      <style:paragraph-properties fo:text-align="justify" style:justify-single-word="false" fo:text-indent="0.751cm" style:auto-text-indent="false"/>
      <style:text-properties officeooo:paragraph-rsid="001b2018"/>
    </style:style>
    <style:style style:name="P8" style:family="paragraph" style:parent-style-name="Table_20_Contents">
      <style:text-properties fo:font-size="12pt" fo:language="bg" fo:country="BG" officeooo:rsid="001b2018" officeooo:paragraph-rsid="001b2018" style:font-size-asian="10.5pt" style:font-size-complex="12pt"/>
    </style:style>
    <style:style style:name="P9" style:family="paragraph" style:parent-style-name="Table_20_Contents">
      <style:text-properties fo:font-size="12pt" style:font-size-asian="10.5pt" style:font-size-complex="12pt"/>
    </style:style>
    <style:style style:name="P10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11" style:family="paragraph" style:parent-style-name="Standard">
      <style:text-properties fo:font-size="12pt" officeooo:paragraph-rsid="001b2018" style:font-size-asian="10.5pt" style:font-size-complex="12pt"/>
    </style:style>
    <style:style style:name="P12" style:family="paragraph" style:parent-style-name="Standard_20__28_WW_29_">
      <style:paragraph-properties fo:margin-left="0cm" fo:margin-right="0cm" fo:text-align="justify" style:justify-single-word="false" fo:text-indent="0.751cm" style:auto-text-indent="false" style:writing-mode="lr-tb"/>
    </style:style>
    <style:style style:name="P13" style:family="paragraph" style:parent-style-name="Standard" style:list-style-name="WWNum1">
      <style:paragraph-properties fo:margin-left="0cm" fo:text-align="justify" style:justify-single-word="false" fo:text-indent="0.751cm" style:auto-text-indent="false"/>
    </style:style>
    <style:style style:name="P14" style:family="paragraph" style:parent-style-name="Standard">
      <style:paragraph-properties fo:text-align="justify" style:justify-single-word="false" fo:text-indent="1.27cm" style:auto-text-indent="false"/>
      <style:text-properties officeooo:paragraph-rsid="0016f51e"/>
    </style:style>
    <style:style style:name="P15" style:family="paragraph" style:parent-style-name="Table_20_Contents">
      <style:text-properties fo:language="bg" fo:country="BG" officeooo:rsid="001b9d2c" officeooo:paragraph-rsid="001b9d2c"/>
    </style:style>
    <style:style style:name="P16" style:family="paragraph" style:parent-style-name="Standard">
      <style:text-properties officeooo:paragraph-rsid="001b9d2c"/>
    </style:style>
    <style:style style:name="P17" style:family="paragraph">
      <style:paragraph-properties fo:text-align="start"/>
      <style:text-properties style:text-line-through-style="none" style:text-line-through-type="none" style:font-name="Times New Roman3" fo:font-size="12pt" fo:font-style="normal" style:text-underline-style="none" fo:font-weight="bold"/>
    </style:style>
    <style:style style:name="P18" style:family="paragraph" style:parent-style-name="Standard">
      <style:paragraph-properties fo:text-align="justify" style:justify-single-word="false" fo:text-indent="1.27cm" style:auto-text-indent="false"/>
      <style:text-properties fo:font-size="12pt" fo:language="bg" fo:country="BG" fo:font-weight="bold" style:font-size-asian="12pt" style:font-weight-asian="bold" style:font-size-complex="12pt"/>
    </style:style>
    <style:style style:name="P19" style:family="paragraph" style:parent-style-name="Standard" style:list-style-name="WWNum1">
      <style:paragraph-properties fo:margin-left="0cm" fo:text-align="justify" style:justify-single-word="false" fo:text-indent="0.751cm" style:auto-text-indent="false"/>
      <style:text-properties officeooo:paragraph-rsid="0016f51e"/>
    </style:style>
    <style:style style:name="P20" style:family="paragraph" style:parent-style-name="Standard">
      <style:paragraph-properties fo:margin-left="0cm" fo:text-align="justify" style:justify-single-word="false" fo:text-indent="0.751cm" style:auto-text-indent="false"/>
      <style:text-properties officeooo:paragraph-rsid="0016f51e"/>
    </style:style>
    <style:style style:name="P21" style:family="paragraph" style:parent-style-name="Standard">
      <style:text-properties officeooo:paragraph-rsid="001b2018"/>
    </style:style>
    <style:style style:name="P22" style:family="paragraph" style:parent-style-name="Standard" style:list-style-name="WWNum1">
      <style:paragraph-properties fo:margin-left="0cm" fo:text-align="justify" style:justify-single-word="false" fo:text-indent="0.751cm" style:auto-text-indent="false"/>
      <style:text-properties officeooo:paragraph-rsid="001b2018"/>
    </style:style>
    <style:style style:name="P23" style:family="paragraph" style:parent-style-name="Standard" style:list-style-name="WWNum2">
      <style:paragraph-properties fo:text-align="justify" style:justify-single-word="false"/>
      <style:text-properties fo:font-size="10pt" fo:language="bg" fo:country="BG" style:font-size-asian="10pt" style:font-size-complex="10pt"/>
    </style:style>
    <style:style style:name="P24" style:family="paragraph" style:parent-style-name="Standard" style:list-style-name="WWNum2">
      <style:paragraph-properties fo:margin-left="1.771cm" fo:margin-right="0.09cm" fo:text-align="justify" style:justify-single-word="false" fo:orphans="0" fo:widows="0" fo:text-indent="-0.501cm" style:auto-text-indent="false"/>
      <style:text-properties fo:font-size="10pt" style:font-size-asian="10pt" style:font-size-complex="10pt"/>
    </style:style>
    <style:style style:name="P25" style:family="paragraph" style:parent-style-name="Standard" style:list-style-name="WWNum2">
      <style:paragraph-properties fo:text-align="justify" style:justify-single-word="false"/>
    </style:style>
    <style:style style:name="P26" style:family="paragraph" style:parent-style-name="Standard" style:list-style-name="WWNum2">
      <style:paragraph-properties fo:text-align="justify" style:justify-single-word="false"/>
      <style:text-properties fo:font-size="10pt" fo:language="bg" fo:country="BG" officeooo:paragraph-rsid="001b9d2c" style:font-size-asian="10pt" style:font-size-complex="10pt"/>
    </style:style>
    <style:style style:name="T1" style:family="text">
      <style:text-properties fo:font-size="20pt" fo:language="en" fo:country="US" fo:font-weight="bold" style:font-size-asian="20pt" style:font-weight-asian="bold" style:font-size-complex="20pt"/>
    </style:style>
    <style:style style:name="T2" style:family="text">
      <style:text-properties fo:font-size="20pt" fo:language="bg" fo:country="BG" fo:font-weight="bold" style:font-size-asian="20pt" style:font-weight-asian="bold" style:font-size-complex="20pt"/>
    </style:style>
    <style:style style:name="T3" style:family="text">
      <style:text-properties fo:font-size="12pt" fo:language="bg" fo:country="BG" fo:font-weight="bold" style:font-size-asian="12pt" style:font-weight-asian="bold" style:font-size-complex="12pt"/>
    </style:style>
    <style:style style:name="T4" style:family="text">
      <style:text-properties fo:font-size="12pt" fo:language="bg" fo:country="BG" style:font-size-asian="12pt" style:font-size-complex="12pt"/>
    </style:style>
    <style:style style:name="T5" style:family="text">
      <style:text-properties fo:text-transform="uppercase" fo:font-size="12pt" fo:language="bg" fo:country="BG" style:font-size-asian="12pt" style:font-size-complex="12pt"/>
    </style:style>
    <style:style style:name="T6" style:family="text">
      <style:text-properties fo:font-size="12pt" fo:language="bg" fo:country="BG" style:font-size-asian="12pt" style:font-size-complex="8pt"/>
    </style:style>
    <style:style style:name="T7" style:family="text">
      <style:text-properties fo:font-size="12pt" fo:language="bg" fo:country="BG" officeooo:rsid="001b2018" style:font-size-asian="12pt" style:font-size-complex="12pt"/>
    </style:style>
    <style:style style:name="T8" style:family="text">
      <style:text-properties style:font-name="Times New Roman" fo:language="bg" fo:country="BG"/>
    </style:style>
    <style:style style:name="T9" style:family="text">
      <style:text-properties style:font-name="Times New Roman" fo:font-size="12pt" fo:language="bg" fo:country="BG" style:font-size-asian="12pt" style:font-size-complex="12pt"/>
    </style:style>
    <style:style style:name="T10" style:family="text">
      <style:text-properties style:font-name="Times New Roman" fo:font-size="12pt" fo:language="bg" fo:country="BG" fo:font-weight="bold" style:font-size-asian="12pt" style:font-weight-asian="bold" style:font-size-complex="12pt"/>
    </style:style>
    <style:style style:name="T11" style:family="text">
      <style:text-properties fo:font-size="12pt" fo:language="en" fo:country="US" officeooo:rsid="0016f51e" style:font-size-asian="12pt" style:font-size-complex="12pt"/>
    </style:style>
    <style:style style:name="T12" style:family="text">
      <style:text-properties fo:font-size="12pt" fo:language="bg" fo:country="BG" officeooo:rsid="0016f51e" style:font-size-asian="12pt" style:font-size-complex="12pt"/>
    </style:style>
    <style:style style:name="T13" style:family="text">
      <style:text-properties fo:font-size="12pt" fo:language="en" fo:country="US" fo:font-weight="bold" style:font-size-asian="12pt" style:font-weight-asian="bold" style:font-size-complex="12pt"/>
    </style:style>
    <style:style style:name="T14" style:family="text">
      <style:text-properties fo:language="bg" fo:country="BG"/>
    </style:style>
    <style:style style:name="T15" style:family="text">
      <style:text-properties fo:letter-spacing="-0.014cm" fo:language="bg" fo:country="BG"/>
    </style:style>
    <style:style style:name="T16" style:family="text">
      <style:text-properties fo:letter-spacing="0.002cm" fo:language="bg" fo:country="BG"/>
    </style:style>
    <style:style style:name="T17" style:family="text">
      <style:text-properties fo:letter-spacing="0.005cm" fo:language="bg" fo:country="BG"/>
    </style:style>
    <style:style style:name="T18" style:family="text">
      <style:text-properties fo:letter-spacing="-0.009cm" fo:language="bg" fo:country="BG"/>
    </style:style>
    <style:style style:name="T19" style:family="text">
      <style:text-properties fo:letter-spacing="-0.012cm" fo:language="bg" fo:country="BG"/>
    </style:style>
    <style:style style:name="T20" style:family="text">
      <style:text-properties fo:letter-spacing="-0.004cm" fo:language="bg" fo:country="BG"/>
    </style:style>
    <style:style style:name="T21" style:family="text">
      <style:text-properties fo:letter-spacing="-0.016cm" fo:language="bg" fo:country="BG"/>
    </style:style>
    <style:style style:name="T22" style:family="text">
      <style:text-properties fo:letter-spacing="-0.002cm" fo:language="bg" fo:country="BG"/>
    </style:style>
    <style:style style:name="T23" style:family="text">
      <style:text-properties fo:letter-spacing="-0.011cm" fo:language="bg" fo:country="BG"/>
    </style:style>
    <style:style style:name="T24" style:family="text">
      <style:text-properties fo:letter-spacing="0.004cm" fo:language="bg" fo:country="BG"/>
    </style:style>
    <style:style style:name="T25" style:family="text">
      <style:text-properties fo:letter-spacing="-0.007cm" fo:language="bg" fo:country="BG"/>
    </style:style>
    <style:style style:name="T26" style:family="text">
      <style:text-properties fo:letter-spacing="0.011cm" fo:language="bg" fo:country="BG"/>
    </style:style>
    <style:style style:name="T27" style:family="text">
      <style:text-properties fo:letter-spacing="-0.018cm" fo:language="bg" fo:country="BG"/>
    </style:style>
    <style:style style:name="T28" style:family="text">
      <style:text-properties fo:letter-spacing="0.009cm" fo:language="bg" fo:country="BG"/>
    </style:style>
    <style:style style:name="T29" style:family="text">
      <style:text-properties fo:letter-spacing="-0.023cm" fo:language="bg" fo:country="BG"/>
    </style:style>
    <style:style style:name="T30" style:family="text">
      <style:text-properties fo:letter-spacing="-0.005cm" fo:language="bg" fo:country="BG"/>
    </style:style>
    <style:style style:name="T31" style:family="text">
      <style:text-properties fo:font-size="10pt" fo:language="bg" fo:country="BG" style:font-size-asian="10pt" style:font-size-complex="10pt"/>
    </style:style>
    <style:style style:name="T32" style:family="text">
      <style:text-properties fo:font-size="10pt" fo:language="bg" fo:country="BG" style:text-underline-style="solid" style:text-underline-width="auto" style:text-underline-color="font-color" fo:font-weight="bold" style:font-size-asian="10pt" style:font-weight-asian="bold" style:font-size-complex="10pt"/>
    </style:style>
    <style:style style:name="fr1" style:family="graphic" style:parent-style-name="OLE">
      <style:graphic-properties fo:margin-left="0cm" fo:margin-right="0cm" fo:margin-top="0cm" fo:margin-bottom="0cm" style:wrap="run-through" style:number-wrapped-paragraphs="no-limit" style:vertical-pos="from-top" style:horizontal-pos="from-left" style:horizontal-rel="paragraph" draw:visible-area-left="0cm" draw:visible-area-top="0cm" draw:visible-area-width="15.08cm" draw:visible-area-height="1.986cm" draw:ole-draw-aspect="1"/>
    </style:style>
    <style:style style:name="gr1" style:family="graphic">
      <style:graphic-properties fo:border="none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middle" style:vertical-rel="line" style:horizontal-pos="from-left" style:horizontal-rel="paragraph"/>
    </style:style>
  </office:automatic-styles>
  <office:body>
    <office:text text:use-soft-page-breaks="true">
      <office:forms form:automatic-focus="false" form:apply-design-mode="false">
        <form:form form:name="ContractNumb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ContractNumber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iscalMemoryNumb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ndDate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ДОГОВОР <text:s/>№ </text:span><text:span text:style-name="T1"><draw:control text:anchor-type="as-char" svg:y="-0.861cm" draw:z-index="2" draw:name="ContractNumber" draw:style-name="gr1" draw:text-style-name="P2" svg:width="4.456cm" svg:height="0.892cm" draw:control="control1"/></text:span></text:p>
      <text:p text:style-name="P3" loext:marker-style-name="T3"><text:span text:style-name="T3"/></text:p>
      <text:p text:style-name="P3" loext:marker-style-name="T3"><text:span text:style-name="T3">ЗА ТЕХНИЧЕСКО ОБСЛУЖВАНЕ И РЕМОНТ НА ФИСКАЛНО <text:s text:c="3"/>УСТРОЙСТВО</text:span></text:p>
      <text:p text:style-name="P3" loext:marker-style-name="T3"><text:span text:style-name="T3"/></text:p>
      <text:p text:style-name="P4" loext:marker-style-name="T4"><text:span text:style-name="T4">Днес </text:span><text:span text:style-name="T4"><draw:control text:anchor-type="as-char" svg:y="-0.478cm" draw:z-index="3" draw:name="ContractNumber 1" draw:style-name="gr1" draw:text-style-name="P5" svg:width="2.096cm" svg:height="0.509cm" draw:control="control2"/></text:span><text:span text:style-name="T4"><text:s/>г. се сключи настоящия договор между:</text:span></text:p>
      <text:p text:style-name="P6" loext:marker-style-name="T4"><text:span text:style-name="T3">„Делта”</text:span><text:span text:style-name="T4"> Е</text:span><text:span text:style-name="T3">ООД</text:span><text:span text:style-name="T4"> гр. Стара Загора с адрес: ул. „Св. Княз Борис” № 93 и ЕИК по </text:span><text:span text:style-name="T5">Булстат</text:span><text:span text:style-name="T4"> 123059763, съдебна регистрация в Окръжен съд - Стара Загора, Ф. дело № 51/28.01.1997 г., тел.: </text:span><text:span text:style-name="T6">0886 547 559</text:span><text:span text:style-name="T4">, представлявана от Петър Атанасов Гицов - управител наричана за краткост </text:span><text:span text:style-name="T3">СЕРВИЗНА ОРГАНИЗАЦИЯ </text:span></text:p>
      <text:p text:style-name="P7" loext:marker-style-name="T4"><text:span text:style-name="T4">и </text:span><text:span text:style-name="T7">фирма:</text:span></text:p>
      <text:p text:style-name="P7" loext:marker-style-name="T4"><text:span text:style-name="T7"/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8">ФИРМА</text:p>
            <text:p text:style-name="P8"/>
          </table:table-cell>
          <table:table-cell table:style-name="Table1.B1" office:value-type="string">
            <text:p text:style-name="P9"><draw:control text:anchor-type="as-char" draw:z-index="6" draw:name="Control 1" draw:style-name="gr2" draw:text-style-name="P10" svg:width="7.806cm" svg:height="0.874cm" draw:control="control5"/></text:p>
          </table:table-cell>
        </table:table-row>
        <table:table-row>
          <table:table-cell table:style-name="Table1.A2" office:value-type="string">
            <text:p text:style-name="P8">ЕИК</text:p>
          </table:table-cell>
          <table:table-cell table:style-name="Table1.B2" office:value-type="string">
            <text:p text:style-name="P11"><draw:control text:anchor-type="as-char" draw:z-index="7" draw:name="Control 2" draw:style-name="gr2" draw:text-style-name="P10" svg:width="7.806cm" svg:height="0.502cm" draw:control="control6"/></text:p>
          </table:table-cell>
        </table:table-row>
      </table:table>
      <text:p text:style-name="P7"/>
      <text:p text:style-name="P12" loext:marker-style-name="T8"><text:span text:style-name="T9">наричана за краткост </text:span><text:span text:style-name="T10">КЛИЕНТ</text:span><text:span text:style-name="T9">.</text:span></text:p>
      <text:p text:style-name="P7" loext:marker-style-name="T4"><text:span text:style-name="T4"/></text:p>
      <text:p text:style-name="P7" loext:marker-style-name="T4"><text:span text:style-name="T4"/></text:p>
      <text:list text:style-name="WWNum1">
        <text:list-item>
          <text:p text:style-name="P13" loext:marker-style-name="T3"><text:span text:style-name="T3">ПРЕДМЕТ НА ДОГОВОРА:</text:span></text:p>
        </text:list-item>
      </text:list>
      <text:p text:style-name="P14" loext:marker-style-name="T4"><text:span text:style-name="T4">Техническо обслужване и ремонт на </text:span><text:span text:style-name="T11">к</text:span><text:span text:style-name="T12">асов апарат</text:span><text:span text:style-name="T4"> : </text:span>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5">ПРОИЗВОДИТЕЛ</text:p>
          </table:table-cell>
          <table:table-cell table:style-name="Table2.B1" office:value-type="string">
            <text:p text:style-name="P16"><draw:control text:anchor-type="as-char" draw:z-index="8" draw:name="Control 3" draw:style-name="gr2" draw:text-style-name="P10" svg:width="7.806cm" svg:height="0.874cm" draw:control="control7"/></text:p>
          </table:table-cell>
        </table:table-row>
        <table:table-row>
          <table:table-cell table:style-name="Table2.A2" office:value-type="string">
            <text:p text:style-name="P15">МОДЕЛ</text:p>
          </table:table-cell>
          <table:table-cell table:style-name="Table2.B2" office:value-type="string">
            <text:p text:style-name="P16"><draw:control text:anchor-type="as-char" draw:z-index="9" draw:name="Control 4" draw:style-name="gr2" draw:text-style-name="P10" svg:width="7.806cm" svg:height="0.874cm" draw:control="control8"/></text:p>
          </table:table-cell>
        </table:table-row>
        <table:table-row>
          <table:table-cell table:style-name="Table2.A2" office:value-type="string">
            <text:p text:style-name="P15">СЕРИЕН НОМЕР</text:p>
          </table:table-cell>
          <table:table-cell table:style-name="Table2.B2" office:value-type="string">
            <text:p text:style-name="P16"><draw:control text:anchor-type="as-char" draw:z-index="10" draw:name="Control 5" draw:style-name="gr2" draw:text-style-name="P10" svg:width="7.806cm" svg:height="0.874cm" draw:control="control9"/></text:p>
          </table:table-cell>
        </table:table-row>
        <table:table-row>
          <table:table-cell table:style-name="Table2.A2" office:value-type="string">
            <text:p text:style-name="P15">НОМЕР ФИСКАЛНА ПАМЕТ</text:p>
            <text:p text:style-name="Table_20_Contents"/>
          </table:table-cell>
          <table:table-cell table:style-name="Table2.B2" office:value-type="string">
            <text:p text:style-name="P16"><draw:control text:anchor-type="as-char" draw:z-index="11" draw:name="Control 6" draw:style-name="gr2" draw:text-style-name="P10" svg:width="7.806cm" svg:height="0.874cm" draw:control="control10"/></text:p>
          </table:table-cell>
        </table:table-row>
        <table:table-row>
          <table:table-cell table:style-name="Table2.A2" office:value-type="string">
            <text:p text:style-name="P15">АДРЕС НА ОБЕКТА</text:p>
            <text:p text:style-name="P15"/>
          </table:table-cell>
          <table:table-cell table:style-name="Table2.B2" office:value-type="string">
            <text:p text:style-name="P16"><draw:control text:anchor-type="as-char" draw:z-index="12" draw:name="Control 7" draw:style-name="gr2" draw:text-style-name="P10" svg:width="7.806cm" svg:height="0.874cm" draw:control="control11"/></text:p>
          </table:table-cell>
        </table:table-row>
      </table:table>
      <text:p text:style-name="P14" loext:marker-style-name="T4"><text:span text:style-name="T4"/></text:p>
      <text:p text:style-name="P14" loext:marker-style-name="T13"><text:span text:style-name="T13"><draw:control text:anchor-type="as-char" svg:y="-0.497cm" draw:z-index="4" draw:name="ContractNumber 10" draw:style-name="gr1" draw:text-style-name="P17" svg:width="3.373cm" svg:height="0.528cm" draw:control="control3"/></text:span></text:p>
      <text:p text:style-name="P18" loext:marker-style-name="T3"/>
      <text:list text:continue-numbering="true" text:style-name="WWNum1">
        <text:list-item>
          <text:p text:style-name="P19" loext:marker-style-name="T3"><text:span text:style-name="T3">СРОК НА ДОГОВОРА: до </text:span><text:span text:style-name="T13"><draw:control text:anchor-type="as-char" svg:y="-0.499cm" draw:z-index="5" draw:name="ContractNumber 11" draw:style-name="gr1" draw:text-style-name="P5" svg:width="2.204cm" svg:height="0.53cm" draw:control="control4"/></text:span><text:span text:style-name="T3"><text:s/>год.</text:span></text:p>
        </text:list-item>
      </text:list>
      <text:p text:style-name="P20" loext:marker-style-name="T3"><text:span text:style-name="T3"/></text:p>
      <text:p text:style-name="P20" loext:marker-style-name="T3"><text:span text:style-name="T3"/></text:p>
      <text:p text:style-name="P20" loext:marker-style-name="T3"><text:span text:style-name="T3"/></text:p>
      <text:p text:style-name="P20" loext:marker-style-name="T3"><text:span text:style-name="T3"/></text:p>
      <text:p text:style-name="P20" loext:marker-style-name="T3"><text:span text:style-name="T3"/></text:p>
      <text:p text:style-name="P20" loext:marker-style-name="T3"><text:span text:style-name="T3"/></text:p>
      <text:p text:style-name="P21" loext:marker-style-name="T4"><text:span text:style-name="T3"/></text:p>
      <text:p text:style-name="P21" loext:marker-style-name="T4"><text:span text:style-name="T3"/></text:p>
      <text:p text:style-name="P21" loext:marker-style-name="T4"><text:span text:style-name="T3"><text:tab/></text:span><text:span text:style-name="T4">Клиент:<text:tab/><text:tab/><text:tab/><text:tab/><text:tab/>Сервизна организация:</text:span></text:p>
      <text:p text:style-name="P21" loext:marker-style-name="T4"><text:span text:style-name="T4"><text:tab/><text:tab/>/подпис и печат/<text:tab/><text:tab/><text:tab/><text:tab/><text:tab/><text:tab/> <text:s text:c="4"/>/подпис и печат/</text:span></text:p>
      <text:list text:continue-numbering="true" text:style-name="WWNum1">
        <text:list-item>
          <text:p text:style-name="P22" loext:marker-style-name="T3"><text:span text:style-name="T3">ОБЩИ УСЛОВИЯ</text:span></text:p>
        </text:list-item>
      </text:list>
      <text:list text:style-name="WWNum2">
        <text:list-item>
          <text:p text:style-name="P23"><text:soft-page-break/>Ремонтът на фискалното устройство се извършва в сервиза на сервизната организация срещу допълнително заплащане.</text:p>
        </text:list-item>
        <text:list-item>
          <text:p text:style-name="P23">Сервизната организация отстранява повредите в срокове съгласно изискванията на Наредба № H - 18 на Министерството на финансите от 13.12.2006 г.</text:p>
        </text:list-item>
        <text:list-item>
          <text:p text:style-name="P23">Повреди, появили сe при нормалната експлоатация на фискалното устройство през гаранционния период, се отстраняват за сметка на сервизната организация.</text:p>
        </text:list-item>
        <text:list-item>
          <text:p text:style-name="P23">Повреди на захранващ адаптор, акумулаторна батерия, SD карта модул „КЛЕН“ и фискална памет се отстраняват срещу допълнително заплащане през гаранционния период като консуматив.</text:p>
        </text:list-item>
        <text:list-item>
          <text:p text:style-name="P23">Повреди, дължащи се на токов удар, повишено напрежение, механични въздействия, наводнения, пожар или други природни бедствия се отстраняват срещу допълнително заплащане през гаранционния период.</text:p>
        </text:list-item>
        <text:list-item>
          <text:p text:style-name="P24"><text:span text:style-name="T14">След изтичане на едногодишния гаранционен срок на фискалното </text:span><text:span text:style-name="T15">устройство, клиентa заплаща на сервизната организация </text:span><text:span text:style-name="T16">възнаграждение в </text:span><text:span text:style-name="T17">посочения от сервизната </text:span><text:span text:style-name="T15">организация </text:span><text:span text:style-name="T17">актуален размер, дължимо за </text:span><text:span text:style-name="T18">ползването на вградената във фискалното устройство </text:span><text:span text:style-name="T14">data </text:span><text:span text:style-name="T19">SIM - карта, собственост на производителя</text:span><text:span text:style-name="T20">, чрез която се осъществява изискуемата от </text:span><text:span text:style-name="T19">Наредба Н - 18 за регистриране и отчитане на продажби в търговските </text:span><text:span text:style-name="T21">обекти чрез фискални устройства дистанционна връзка с Националната </text:span><text:span text:style-name="T14">агенция по приходите, както и дължимото на мобилния оператор възнаграждение за осъществения чрез мобилната мрежа пренос на данни чрез data SIM - карта между фискалното устройство и НАП, </text:span><text:span text:style-name="T22">което възнаграждение се заплаща на сервизната </text:span><text:span text:style-name="T15">организация </text:span><text:span text:style-name="T22">авансово, </text:span><text:span text:style-name="T15">в зависимост от срока, за който е сключен договора за сервизно обслужване между сервизната организация и клиентa </text:span><text:span text:style-name="T17">в 10-дневен срок </text:span><text:bookmark-start text:name="OLE_LINK2"/><text:bookmark-start text:name="OLE_LINK3"/><text:bookmark-start text:name="OLE_LINK4"/><text:span text:style-name="T17">преди</text:span><text:bookmark-end text:name="OLE_LINK2"/><text:bookmark-end text:name="OLE_LINK3"/><text:bookmark-end text:name="OLE_LINK4"/><text:span text:style-name="T17"> изтичането на </text:span><text:span text:style-name="T18">едногодишния гаранционен срок на всяко едно фискално устройство, </text:span><text:span text:style-name="T23">респ. </text:span><text:span text:style-name="T17">преди</text:span><text:span text:style-name="T23"> изтичането на срока на сключения между сервизната </text:span><text:span text:style-name="T15">организация </text:span><text:span text:style-name="T23">и </text:span><text:span text:style-name="T24">клиента Договор за сервизно обслужване или неговото </text:span><text:span text:style-name="T17">продължение за предходен период, като при неполучаване на </text:span><text:span text:style-name="T16">определеното възнаграждение в срок от 2 дни от изтичането на </text:span><text:span text:style-name="T18">едногодишния гаранционен срок на всяко едно фискално устройство, </text:span><text:span text:style-name="T23">респ. от изтичането на срока на сключения между сервизната </text:span><text:span text:style-name="T15">организация </text:span><text:span text:style-name="T23">и </text:span><text:span text:style-name="T24">клиента Договор за сервизно обслужване или неговото </text:span><text:span text:style-name="T22">продължение за предходен период, производителя </text:span><text:span text:style-name="T25">има право да спре и деактивира SIM картата на клиента, осигуряваща дистанционна връзка с Националната агенция по приходите, за която </text:span><text:span text:style-name="T16">не му е извършено плащане от клиента, което води до </text:span><text:span text:style-name="T15">спиране на функционирането на фискалното устройство.</text:span></text:p>
        </text:list-item>
        <text:list-item>
          <text:p text:style-name="P24"><text:span text:style-name="T14">Клиента се задължава да продължи срока на договора за сервизно обслужване, респ. да сключи нов договор за </text:span><text:span text:style-name="T16">сервизно обслужване с лицензирана сервизна фирма, считано от </text:span><text:span text:style-name="T24">датата, следваща датата на изтичането на договора за сервизно </text:span><text:span text:style-name="T19">обслужване, или неговото продължение за предходен период, като при </text:span><text:span text:style-name="T16">неизпълнение на задължението си за продължаване на срока на </text:span><text:span text:style-name="T20">договора за сервизно обслужване, респ. сключване на нов дотговор, </text:span><text:span text:style-name="T23">посочено по-горе, производителя има право да спре и </text:span><text:span text:style-name="T19">деактивира SIM картата на клиента, осигуряваща дистанционна връзка </text:span><text:span text:style-name="T16">с Националната агенция по приходите, за която не е извършено </text:span><text:span text:style-name="T26">плащане от клиента, което води до спиране на </text:span><text:span text:style-name="T27">функционирането на фискалното устройство.</text:span></text:p>
        </text:list-item>
        <text:list-item>
          <text:p text:style-name="P24"><text:span text:style-name="T28">Предпоставка за подновяването на връзката с НАП след </text:span><text:span text:style-name="T24">спиране/деактивиране на SIM картата, става след заплащане на дължимото възнаграждение, както и на допълнителна такса за </text:span><text:span text:style-name="T21">реактивиране в определен от производителя размер.</text:span></text:p>
        </text:list-item>
        <text:list-item>
          <text:p text:style-name="P24"><text:span text:style-name="T14">Сервизната </text:span><text:span text:style-name="T15">организация </text:span><text:span text:style-name="T14">и производителя не отговарят </text:span><text:span text:style-name="T22">пред клиента за работата на предоставените SIM - </text:span><text:span text:style-name="T19">карти и преноса на информацията. Работата на SIM - картите и преноса </text:span><text:span text:style-name="T14">на информацията се гарантира от мобилния оператор единствено в </text:span><text:span text:style-name="T22">зоните с нормално покритие на GSM-мрежата му и в съответствие с </text:span><text:span text:style-name="T29">Общите му условия.</text:span></text:p>
        </text:list-item>
        <text:list-item>
          <text:p text:style-name="P24"><text:span text:style-name="T14">Смяна на мобилния оператор, осъществяващ преноса на данни от </text:span><text:span text:style-name="T22">мобилното устройство към сървъра на НАП, се извършва само след </text:span><text:span text:style-name="T19">предварително авансово заплащане от абоната на сервизната </text:span><text:span text:style-name="T15">организация, </text:span><text:span text:style-name="T19">на </text:span><text:span text:style-name="T16">дължимото възнаграждение за ползване на новата SIM - карта и </text:span><text:span text:style-name="T30">възнаграждението за осъществения чрез мобилната мрежа пренос на </text:span><text:span text:style-name="T19">данни от фискалното устройство до сървъра на НАП, като заплатеното </text:span><text:span text:style-name="T14">авансово възнаграждение за сменената SIM карта не се връща, а се </text:span><text:span text:style-name="T27">задържа от производителя като договорна неустойка.</text:span></text:p>
        </text:list-item>
        <text:list-item>
          <text:p text:style-name="P25"><text:span text:style-name="T31">При нарушена пломба на фискалното устройство, гаранцията отпада и повредите се отстраняват срещу допълнително заплащане.</text:span></text:p>
        </text:list-item>
        <text:list-item>
          <text:p text:style-name="P26"><text:span text:style-name="T32">При сключване на настоящия договор и при получаване на касовия апарат след ремонт клиентът е длъжен да провери цялостта на пломбата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1" fo:font-size="10pt" fo:language="bg" fo:country="BG" style:letter-kerning="false" style:font-name-asian="Times New Roman2" style:font-size-asian="10pt" style:language-asian="bg" style:country-asian="BG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Times New Roman1" fo:font-size="10pt" fo:language="bg" fo:country="BG" style:letter-kerning="false" style:font-name-asian="Times New Roman2" style:font-size-asian="10pt" style:language-asian="bg" style:country-asian="BG" style:font-name-complex="Times New Roman2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fo:language="en" fo:country="GB" style:language-asian="en" style:country-asian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andard_20__28_WW_29_" style:display-name="Standard (WW)" style:family="paragraph">
      <style:paragraph-properties fo:text-align="start" style:justify-single-word="false" fo:orphans="2" fo:widows="2" fo:hyphenation-ladder-count="no-limit" fo:hyphenation-keep="auto" loext:hyphenation-keep-type="column" style:vertical-align="baseline"/>
      <style:text-properties style:font-name="Times New Roman1" fo:font-family="'Times New Roman'" style:font-family-generic="roman" style:font-pitch="variable" fo:font-size="10pt" fo:language="en" fo:country="GB" style:font-name-asian="Times New Roman2" style:font-family-asian="'Times New Roman'" style:font-family-generic-asian="system" style:font-pitch-asian="variable" style:font-size-asian="10pt" style:language-asian="en" style:country-asian="US" style:font-name-complex="Times New Roman2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ListLabel_20_1" style:display-name="ListLabel 1" style:family="text">
      <style:text-properties style:font-name="Arial" fo:font-family="Arial" style:font-family-generic="swiss" style:font-pitch="variable" fo:font-size="9pt" fo:font-style="normal" fo:font-weight="bold" style:font-size-asian="9pt" style:font-style-asian="normal" style:font-weight-asian="bold"/>
    </style:style>
    <style:style style:name="ListLabel_20_2" style:display-name="ListLabel 2" style:family="text">
      <style:text-properties style:font-name="Times New Roman1" fo:font-family="'Times New Roman'" style:font-family-generic="roman" style:font-pitch="variable" fo:font-size="10pt" fo:font-style="normal" style:text-underline-style="none" fo:font-weight="normal" style:font-size-asian="10pt" style:font-style-asian="normal" style:font-weight-asian="norma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I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loext:num-list-format="%1%. " style:num-suffix=". " style:num-format="1">
        <style:list-level-properties text:list-level-position-and-space-mode="label-alignment">
          <style:list-level-label-alignment text:label-followed-by="listtab" fo:text-indent="-0.499cm" fo:margin-left="1.76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>
        <style:tab-stops/>
      </style:paragraph-properties>
      <style:text-properties fo:language="bg" fo:country="BG"/>
    </style:style>
    <style:style style:name="MP2" style:family="paragraph" style:parent-style-name="Header">
      <style:paragraph-properties fo:text-align="center" style:justify-single-word="false">
        <style:tab-stops/>
      </style:paragraph-properties>
    </style:style>
    <style:style style:name="MP3" style:family="paragraph" style:parent-style-name="Header">
      <style:paragraph-properties fo:text-align="center" style:justify-single-word="false">
        <style:tab-stops/>
      </style:paragraph-properties>
      <style:text-properties fo:font-size="2pt" fo:language="bg" fo:country="BG" style:font-size-asian="2pt" style:font-size-complex="2pt"/>
    </style:style>
    <style:style style:name="MP4" style:family="paragraph" style:parent-style-name="Footer">
      <style:paragraph-properties fo:margin-left="6.985cm" fo:margin-right="6.839cm" fo:text-align="center" style:justify-single-word="false" fo:padding-left="0cm" fo:padding-right="0cm" fo:padding-top="0cm" fo:padding-bottom="0.035cm" fo:border-left="none" fo:border-right="none" fo:border-top="none" fo:border-bottom="0.74pt solid #000000"/>
      <style:text-properties fo:font-size="1pt" fo:language="bg" fo:country="BG" style:font-size-asian="1pt" style:font-size-complex="1pt"/>
    </style:style>
    <style:style style:name="MP5" style:family="paragraph" style:parent-style-name="Footer">
      <style:paragraph-properties fo:text-align="center" style:justify-single-word="false"/>
    </style:style>
    <style:style style:name="MT1" style:family="text">
      <style:text-properties fo:language="bg" fo:country="BG"/>
    </style:style>
    <style:style style:name="MT2" style:family="text">
      <style:text-properties fo:font-size="1pt" fo:language="bg" fo:country="BG" style:font-size-asian="1pt" style:font-size-complex="1pt"/>
    </style:style>
    <style:style style:name="Mfr1" style:family="graphic" style:parent-style-name="OLE">
      <style:graphic-properties fo:margin-left="0cm" fo:margin-right="0cm" fo:margin-top="0cm" fo:margin-bottom="0cm" style:wrap="run-through" style:number-wrapped-paragraphs="no-limit" style:vertical-pos="from-top" style:horizontal-pos="from-left" style:horizontal-rel="paragraph" draw:visible-area-left="0cm" draw:visible-area-top="0cm" draw:visible-area-width="15.08cm" draw:visible-area-height="1.986cm" draw:ole-draw-aspect="1"/>
    </style:style>
    <style:page-layout style:name="Mpm1">
      <style:page-layout-properties fo:page-width="21.001cm" fo:page-height="29.7cm" style:num-format="1" style:print-orientation="portrait" fo:margin-top="0.847cm" fo:margin-bottom="0.847cm" fo:margin-left="0.847cm" fo:margin-right="0.847cm" fo:border="none" fo:padding-top="0.654cm" fo:padding-bottom="0.323cm" fo:padding-left="1.653cm" fo:padding-right="1.65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898cm" style:dynamic-spacing="true"/>
      </style:header-style>
      <style:footer-style>
        <style:header-footer-properties fo:min-height="1.33cm" fo:margin-left="0cm" fo:margin-right="0cm" fo:margin-top="1.22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text:bookmark-start text:name="_MON_1487174692"/><text:bookmark-start text:name="_MON_1361888555"/><text:bookmark-start text:name="_MON_1371553563"/><text:bookmark-start text:name="_MON_1371553990"/><text:bookmark-start text:name="_MON_1371554313"/><text:bookmark-start text:name="_MON_1371554466"/><text:bookmark-start text:name="_MON_1371555543"/><text:bookmark-start text:name="_MON_1371555594"/><text:bookmark-start text:name="_MON_1371555660"/><text:bookmark-start text:name="_MON_1393140483"/><text:bookmark-start text:name="_MON_1393140723"/><text:bookmark-start text:name="_MON_1423388794"/></text:p>
        <text:p text:style-name="MP2" loext:marker-style-name="MT1"><text:bookmark-end text:name="_MON_1487174692"/><text:bookmark-end text:name="_MON_1361888555"/><text:bookmark-end text:name="_MON_1371553563"/><text:bookmark-end text:name="_MON_1371553990"/><text:bookmark-end text:name="_MON_1371554313"/><text:bookmark-end text:name="_MON_1371554466"/><text:bookmark-end text:name="_MON_1371555543"/><text:bookmark-end text:name="_MON_1371555594"/><text:bookmark-end text:name="_MON_1371555660"/><text:bookmark-end text:name="_MON_1393140483"/><text:bookmark-end text:name="_MON_1393140723"/><text:bookmark-end text:name="_MON_1423388794"/><draw:frame draw:style-name="Mfr1" draw:name="Object1" text:anchor-type="as-char" svg:y="-1.683cm" svg:width="15.078cm" svg:height="1.984cm" draw:z-index="1"><draw:object-ole xlink:href="./Obj100" xlink:type="simple" xlink:show="embed" xlink:actuate="onLoad"/><draw:image xlink:href="./ObjectReplacements/Obj100" xlink:type="simple" xlink:show="embed" xlink:actuate="onLoad"/></draw:frame></text:p>
        <text:p text:style-name="MP3" loext:marker-style-name="MT1"/>
      </style:header>
      <style:footer>
        <text:p text:style-name="MP4" loext:marker-style-name="MT2"><text:span text:style-name="Page_20_Number"><text:span text:style-name="MT2"/></text:span></text:p>
        <text:p text:style-name="MP5"><text:span text:style-name="Page_20_Number"><text:span text:style-name="MT1">стр. </text:span></text:span><text:span text:style-name="Page_20_Number"><text:span text:style-name="MT1"><text:page-number text:select-page="current">1</text:page-number></text:span></text:span><text:span text:style-name="Page_20_Number"><text:span text:style-name="MT1"><text:s/>от вс. </text:span></text:span><text:span text:style-name="Page_20_Number"><text:span text:style-name="MT1"><text:page-count>2</text:page-count></text:span></text:span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ДОГОВОР  № 002457</dc:title>
    <meta:initial-creator>Delta</meta:initial-creator>
    <meta:editing-cycles>24</meta:editing-cycles>
    <meta:print-date>2024-09-07T23:29:01.849000000</meta:print-date>
    <meta:creation-date>2022-02-02T10:16:00</meta:creation-date>
    <dc:date>2024-09-08T01:15:20.839000000</dc:date>
    <meta:editing-duration>PT1H17M18S</meta:editing-duration>
    <meta:generator>LibreOffice/24.8.0.3$Windows_X86_64 LibreOffice_project/0bdf1299c94fe897b119f97f3c613e9dca6be583</meta:generator>
    <meta:printed-by>PDF files</meta:printed-by>
    <meta:document-statistic meta:table-count="2" meta:image-count="0" meta:object-count="1" meta:page-count="2" meta:paragraph-count="41" meta:word-count="756" meta:character-count="5188" meta:non-whitespace-character-count="4440"/>
    <meta:user-defined meta:name="AppVersion">16.0000</meta:user-defined>
    <meta:user-defined meta:name="Company">- ETH0 -</meta:user-defined>
    <meta:template xlink:type="simple" xlink:actuate="onRequest" xlink:title="Blank Delta OOD.dot" xlink:href=""/>
  </office:meta>
</office:document-meta>
</file>